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147.06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Batte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Battery 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13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dstop Raised Door</text:p>
          </table:table-cell>
          <table:table-cell/>
          <table:table-cell office:value-type="string" calcext:value-type="string">
            <text:p>Pin 1 – Stepper Motor Drive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dstop Lowered Door</text:p>
          </table:table-cell>
          <table:table-cell/>
          <table:table-cell office:value-type="string" calcext:value-type="string">
            <text:p>Pin 2 – Stepper Motor Drive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  <table:table-cell office:value-type="string" calcext:value-type="string">
            <text:p>Pin 3 – Stepper Motor Driv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  <table:table-cell office:value-type="string" calcext:value-type="string">
            <text:p>Pin 4 – Stepper Motor Driv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ezo Speaker</text:p>
          </table:table-cell>
          <table:table-cell table:number-columns-repeated="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Front Left Distance Sensor Trigger</text:p>
          </table:table-cell>
          <table:table-cell table:number-columns-repeated="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Front Left Distance Sensor Ech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ont Right Distance Sensor Trigger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ont Right Distance Sensor Echo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k Distance Sensor Trigger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ck Distance Sensor Echo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 Distance Sensor Trigger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ght Distance Sensor Trigger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ght Distance Sensor Echo</text:p>
          </table:table-cell>
          <table:table-cell table:number-columns-repeated="3"/>
        </table:table-row>
        <table:table-row table:style-name="ro1" table:number-rows-repeated="32">
          <table:table-cell table:style-name="ce14"/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20:46:33.442361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3-25T20:59:35.505414493</dc:date>
    <meta:editing-duration>PT7H10M43S</meta:editing-duration>
    <meta:editing-cycles>9</meta:editing-cycles>
    <meta:generator>LibreOffice/6.0.7.3$Linux_X86_64 LibreOffice_project/00m0$Build-3</meta:generator>
    <meta:document-statistic meta:table-count="1" meta:cell-count="95" meta:object-count="0"/>
  </office:meta>
</office:document-meta>
</file>